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525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25a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Going with Git</text:h>
      <text:p text:style-name="Standard"/>
      <text:p text:style-name="Standard"/>
      <text:h text:style-name="Heading_20_2" text:outline-level="2">Single Repository on Single Machine (...Just Version Control)</text:h>
      <text:p text:style-name="Standard"/>
      <text:p text:style-name="Standard">s0897465@rodders:/afs/inf.ed.ac.uk/user/s08/s0897465$<text:span text:style-name="T1">mkdir myproject</text:span> </text:p>
      <text:p text:style-name="Standard">s0897465@rodders:/afs/inf.ed.ac.uk/user/s08/s0897465$<text:span text:style-name="T1">cd myproject/ </text:span></text:p>
      <text:p text:style-name="Standard">s0897465@rodders:/afs/inf.ed.ac.uk/user/s08/s0897465/myproject$<text:span text:style-name="T1">git init </text:span></text:p>
      <text:p text:style-name="Standard">Initialized empty Git repository in /afs/inf.ed.ac.uk/user/s08/s0897465/myproject/.git/ </text:p>
      <text:p text:style-name="Standard"/>
      <text:p text:style-name="Standard">s0897465@rodders:/afs/inf.ed.ac.uk/user/s08/s0897465/myproject$<text:span text:style-name="T1">gvim test1.txt </text:span></text:p>
      <text:p text:style-name="Standard">s0897465@rodders:/afs/inf.ed.ac.uk/user/s08/s0897465/myproject$<text:span text:style-name="T1">cat test1.txt </text:span></text:p>
      <text:p text:style-name="Standard">Project Plan 2011 </text:p>
      <text:p text:style-name="Standard">------------------ </text:p>
      <text:p text:style-name="Standard"/>
      <text:p text:style-name="Standard"><text:s text:c="2"/>* Tidy Desk </text:p>
      <text:p text:style-name="Standard"><text:s text:c="2"/>* Sort out pdf collection </text:p>
      <text:p text:style-name="Standard"><text:s text:c="2"/>* Start using version control </text:p>
      <text:p text:style-name="Standard"><text:s text:c="2"/></text:p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</text:p>
      <text:p text:style-name="Standard"># Initial commit </text:p>
      <text:p text:style-name="Standard"># </text:p>
      <text:p text:style-name="Standard"># Untracked files: </text:p>
      <text:p text:style-name="Standard"># <text:s text:c="2"/>(use "git add &lt;file&gt;..." to include in what will be committed) </text:p>
      <text:p text:style-name="Standard"># </text:p>
      <text:p text:style-name="Standard"># <text:s text:c="6"/>test1.txt </text:p>
      <text:p text:style-name="Standard">nothing added to commit but untracked files present (use "git add" to track) </text:p>
      <text:p text:style-name="Standard"/>
      <text:p text:style-name="Standard">s0897465@rodders:/afs/inf.ed.ac.uk/user/s08/s0897465/myproject$<text:span text:style-name="T1">git add test1.txt </text:span></text:p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</text:p>
      <text:p text:style-name="Standard"># Initial commit </text:p>
      <text:p text:style-name="Standard"># </text:p>
      <text:p text:style-name="Standard"># Changes to be committed: </text:p>
      <text:p text:style-name="Standard"># <text:s text:c="2"/>(use "git rm --cached &lt;file&gt;..." to unstage) </text:p>
      <text:p text:style-name="Standard"># </text:p>
      <text:p text:style-name="Standard"># <text:s text:c="6"/>new file: <text:s text:c="2"/>test1.txt </text:p>
      <text:p text:style-name="Standard"># </text:p>
      <text:p text:style-name="Standard"/>
      <text:p text:style-name="Standard">s0897465@rodders:/afs/inf.ed.ac.uk/user/s08/s0897465/myproject$<text:span text:style-name="T1">git commit -m”First Draft of Project Plan”</text:span></text:p>
      <text:p text:style-name="Standard">[master (root-commit) dda6248] Initial Commit - Project Plan </text:p>
      <text:p text:style-name="Standard"><text:s/>1 files changed, 7 insertions(+), 0 deletions(-) </text:p>
      <text:p text:style-name="Standard"><text:s/>create mode 100644 test1.txt </text:p>
      <text:p text:style-name="Standard"/>
      <text:p text:style-name="Standard">s0897465@rodders:/afs/inf.ed.ac.uk/user/s08/s0897465/myproject$<text:span text:style-name="T1">git log </text:span></text:p>
      <text:p text:style-name="Standard"><text:soft-page-break/>commit dda6248c381793e9266c07f662d8f137eba22e60 </text:p>
      <text:p text:style-name="Standard">Author: Michael Hull &lt;s0897465@rodders.inf.ed.ac.uk&gt; </text:p>
      <text:p text:style-name="Standard">Date: <text:s text:c="2"/>Wed Jan 19 09:39:31 2011 +0000 </text:p>
      <text:p text:style-name="Standard"/>
      <text:p text:style-name="Standard"><text:s text:c="4"/>Initial Commit - Project Plan </text:p>
      <text:p text:style-name="Standard">s0897465@rodders:/afs/inf.ed.ac.uk/user/s08/s0897465/myproject$<text:span text:style-name="T1">gvim test1.txt </text:span></text:p>
      <text:p text:style-name="Standard">s0897465@rodders:/afs/inf.ed.ac.uk/user/s08/s0897465/myproject$<text:span text:style-name="T1">cat test1.txt </text:span></text:p>
      <text:p text:style-name="Standard">Project Plan 2011 </text:p>
      <text:p text:style-name="Standard">------------------ </text:p>
      <text:p text:style-name="Standard"/>
      <text:p text:style-name="Standard"><text:s text:c="2"/>* Tidy Desk </text:p>
      <text:p text:style-name="Standard"><text:s text:c="2"/>* Sort out pdf collection </text:p>
      <text:p text:style-name="Standard"><text:s text:c="2"/>* Drink more water </text:p>
      <text:p text:style-name="Standard"><text:s text:c="2"/>* Start using version control </text:p>
      <text:p text:style-name="Standard"><text:s text:c="2"/></text:p>
      <text:p text:style-name="Standard"/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Changed but not updated: </text:p>
      <text:p text:style-name="Standard"># <text:s text:c="2"/>(use "git add &lt;file&gt;..." to update what will be committed) </text:p>
      <text:p text:style-name="Standard"># <text:s text:c="2"/>(use "git checkout -- &lt;file&gt;..." to discard changes in working directory) </text:p>
      <text:p text:style-name="Standard"># </text:p>
      <text:p text:style-name="Standard"># <text:s text:c="6"/>modified: <text:s text:c="2"/>test1.txt </text:p>
      <text:p text:style-name="Standard"># </text:p>
      <text:p text:style-name="Standard">no changes added to commit (use "git add" and/or "git commit -a") </text:p>
      <text:p text:style-name="Standard"/>
      <text:p text:style-name="Standard">s0897465@rodders:/afs/inf.ed.ac.uk/user/s08/s0897465/myproject$<text:span text:style-name="T1">git commit -a -m "Added a new idea" </text:span></text:p>
      <text:p text:style-name="Standard">[master d079631] Added a new idea </text:p>
      <text:p text:style-name="Standard"><text:s/>1 files changed, 1 insertions(+), 0 deletions(-) </text:p>
      <text:p text:style-name="Standard"/>
      <text:p text:style-name="Standard">s0897465@rodders:/afs/inf.ed.ac.uk/user/s08/s0897465/myproject$<text:span text:style-name="T1">git log </text:span></text:p>
      <text:p text:style-name="Standard">commit d07963109a75d680e1a6f70e4a22a420c4cdafd7 </text:p>
      <text:p text:style-name="Standard">Author: Michael Hull &lt;s0897465@rodders.inf.ed.ac.uk&gt; </text:p>
      <text:p text:style-name="Standard">Date: <text:s text:c="2"/>Wed Jan 19 09:42:47 2011 +0000 </text:p>
      <text:p text:style-name="Standard"/>
      <text:p text:style-name="Standard"><text:s text:c="4"/>Added a new idea </text:p>
      <text:p text:style-name="Standard"/>
      <text:p text:style-name="Standard">commit dda6248c381793e9266c07f662d8f137eba22e60 </text:p>
      <text:p text:style-name="Standard">Author: Michael Hull &lt;s0897465@rodders.inf.ed.ac.uk&gt; </text:p>
      <text:p text:style-name="Standard">Date: <text:s text:c="2"/>Wed Jan 19 09:39:31 2011 +0000 </text:p>
      <text:p text:style-name="Standard"/>
      <text:p text:style-name="Standard"><text:s text:c="4"/>Initial Commit - Project Plan </text:p>
      <text:p text:style-name="Standard"><text:a xlink:type="simple" xlink:href="mailto:s0897465@rodders">s0897465@rodders</text:a>:/afs/inf.ed.ac.uk/user/s08/s0897465/myproject$ </text:p>
      <text:p text:style-name="Standard"/>
      <text:p text:style-name="Standard"/>
      <text:p text:style-name="Standard">You can now try:</text:p>
      <text:list xml:id="list1031436907" text:style-name="L2">
        <text:list-item>
          <text:p text:style-name="P1">git checkout</text:p>
        </text:list-item>
        <text:list-item>
          <text:p text:style-name="P1">git branch <text:span text:style-name="T2">and git merge</text:span></text:p>
        </text:list-item>
        <text:list-item>
          <text:p text:style-name="P1">git revert (make more commits first)</text:p>
        </text:list-item>
      </text:list>
      <text:p text:style-name="Standard"/>
      <text:p text:style-name="Standard"/>
      <text:p text:style-name="Standard"><text:soft-page-break/></text:p>
      <text:p text:style-name="Standard"/>
      <text:h text:style-name="Heading_20_2" text:outline-level="2">Multiple Repositories:</text:h>
      <text:p text:style-name="Text_20_body"/>
      <text:h text:style-name="Heading_20_3" text:outline-level="3">Create a 'bare' repository on the 'server'</text:h>
      <text:p text:style-name="Text_20_body">s0897465@rodders:/afs/inf.ed.ac.uk/user/s08/s0897465$<text:span text:style-name="T1">mkdir repos </text:span></text:p>
      <text:p text:style-name="Text_20_body">s0897465@rodders:/afs/inf.ed.ac.uk/user/s08/s0897465$<text:span text:style-name="T1">cd repos </text:span></text:p>
      <text:p text:style-name="Text_20_body">s0897465@rodders:/afs/inf.ed.ac.uk/user/s08/s0897465/repos$<text:span text:style-name="T1">mkdir myproj1 </text:span></text:p>
      <text:p text:style-name="Text_20_body">s0897465@rodders:/afs/inf.ed.ac.uk/user/s08/s0897465/repos$<text:span text:style-name="T1">cd myproj1/</text:span> </text:p>
      <text:p text:style-name="Text_20_body">s0897465@rodders:/afs/inf.ed.ac.uk/user/s08/s0897465/repos/myproj1$<text:span text:style-name="T1">git init --bare </text:span></text:p>
      <text:p text:style-name="Text_20_body">Initialized empty Git repository in /afs/inf.ed.ac.uk/user/s08/s0897465/repos/myproj1/ </text:p>
      <text:p text:style-name="Text_20_body"/>
      <text:h text:style-name="Heading_20_3" text:outline-level="3">Clone the bare repository so you have a 'working' repository</text:h>
      <text:p text:style-name="Text_20_body">s0897465@rodders:/afs/inf.ed.ac.uk/user/s08/s0897465/working$g<text:span text:style-name="T1">it clone ssh://s0897465@jupiter1///afs/inf.ed.ac.uk/user/s08/s0897465/repos/myproj1 </text:span></text:p>
      <text:p text:style-name="Text_20_body">Initialized empty Git repository in /afs/inf.ed.ac.uk/user/s08/s0897465/working/myproj1/.git/ </text:p>
      <text:p text:style-name="Text_20_body">warning: You appear to have cloned an empty repository. </text:p>
      <text:p text:style-name="Text_20_body"/>
      <text:p text:style-name="Text_20_body">Make changes, commit, then <text:span text:style-name="T2">try:</text:span></text:p>
      <text:list xml:id="list726357090" text:style-name="L1">
        <text:list-item>
          <text:p text:style-name="P2">git pull origin master</text:p>
        </text:list-item>
        <text:list-item>
          <text:p text:style-name="P3">git push origin master</text:p>
        </text:list-item>
        <text:list-item>
          <text:p text:style-name="P3"><text:span text:style-name="T2">git branch</text:span> </text:p>
        </text:list-item>
        <text:list-item>
          <text:p text:style-name="P2">git merge</text:p>
        </text:list-item>
      </text:list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Hull</meta:initial-creator>
    <meta:creation-date>2011-01-19T09:35:05</meta:creation-date>
    <dc:date>2011-01-19T10:37:02</dc:date>
    <dc:creator>michael </dc:creator>
    <meta:editing-duration>PT00H44M25S</meta:editing-duration>
    <meta:editing-cycles>5</meta:editing-cycles>
    <meta:generator>OpenOffice.org/3.2$Linux OpenOffice.org_project/320m19$Build-9505</meta:generator>
    <meta:printed-by>Mike Hull</meta:printed-by>
    <meta:print-date>2011-01-19T09:57:53</meta:print-date>
    <meta:document-statistic meta:table-count="0" meta:image-count="0" meta:object-count="0" meta:page-count="3" meta:paragraph-count="96" meta:word-count="392" meta:character-count="4088"/>
  </office:meta>
</office:document-meta>
</file>